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5.53pt" svg:height="376.47pt" svg:x="715.69pt" svg:y="26.36pt">
            <loext:p draw:notify-on-update-of-ranges="Sheet1.B1:Sheet1.B1 Sheet1.B2:Sheet1.B25 Sheet1.C1:Sheet1.C1 Sheet1.C2:Sheet1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eq (Hz)</text:p>
          </table:table-cell>
          <table:table-cell office:value-type="string" calcext:value-type="string">
            <text:p>MATLAB dB</text:p>
          </table:table-cell>
          <table:table-cell office:value-type="string" calcext:value-type="string">
            <text:p>C dB</text:p>
          </table:table-cell>
          <table:table-cell office:value-type="string" calcext:value-type="string">
            <text:p>Frame</text:p>
          </table:table-cell>
          <table:table-cell table:number-columns-repeated="3"/>
          <table:table-cell office:value-type="string" calcext:value-type="string">
            <text:p>c mag</text:p>
          </table:table-cell>
          <table:table-cell office:value-type="string" calcext:value-type="string">
            <text:p>matlab mag</text:p>
          </table:table-cell>
          <table:table-cell office:value-type="string" calcext:value-type="string">
            <text:p>sos m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*LOG([.I2];10)" office:value-type="float" office:value="-49.3369115330475" calcext:value-type="float">
            <text:p>-49.336911533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office:value-type="float" office:value="0.00341314252145798" calcext:value-type="float">
            <text:p>0.003413142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*LOG([.I3];10)" office:value-type="float" office:value="-30.4835221115882" calcext:value-type="float">
            <text:p>-30.4835221116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office:value-type="float" office:value="0.0299105152501121" calcext:value-type="float">
            <text:p>0.02991051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0*LOG([.I4];10)" office:value-type="float" office:value="-18.5780755990612" calcext:value-type="float">
            <text:p>-18.5780755991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office:value-type="float" office:value="0.117786690673505" calcext:value-type="float">
            <text:p>0.1177866907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*LOG([.I5];10)" office:value-type="float" office:value="-9.42318005234067" calcext:value-type="float">
            <text:p>-9.4231800523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office:value-type="float" office:value="0.337941087558132" calcext:value-type="float">
            <text:p>0.3379410876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0*LOG([.I6];10)" office:value-type="float" office:value="-3.01029995663978" calcext:value-type="float">
            <text:p>-3.0102999566</text:p>
          </table:table-cell>
          <table:table-cell table:number-columns-repeated="5"/>
          <table:table-cell office:value-type="float" office:value="4160" calcext:value-type="float">
            <text:p>4160</text:p>
          </table:table-cell>
          <table:table-cell office:value-type="float" office:value="0.70710678118655" calcext:value-type="float">
            <text:p>0.707106781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*LOG([.I7];10)" office:value-type="float" office:value="-0.490793184302333" calcext:value-type="float">
            <text:p>-0.4907931843</text:p>
          </table:table-cell>
          <table:table-cell table:number-columns-repeated="5"/>
          <table:table-cell office:value-type="float" office:value="8240" calcext:value-type="float">
            <text:p>8240</text:p>
          </table:table-cell>
          <table:table-cell office:value-type="float" office:value="0.945062086642386" calcext:value-type="float">
            <text:p>0.9450620866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*LOG([.I8];10)" office:value-type="float" office:value="-0.0431819157242101" calcext:value-type="float">
            <text:p>-0.0431819157</text:p>
          </table:table-cell>
          <table:table-cell table:number-columns-repeated="5"/>
          <table:table-cell office:value-type="float" office:value="10600" calcext:value-type="float">
            <text:p>10600</text:p>
          </table:table-cell>
          <table:table-cell office:value-type="float" office:value="0.995040835689554" calcext:value-type="float">
            <text:p>0.9950408357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*LOG([.I9];10)" office:value-type="float" office:value="-0.00138813945885173" calcext:value-type="float">
            <text:p>-0.0013881395</text:p>
          </table:table-cell>
          <table:table-cell table:number-columns-repeated="5"/>
          <table:table-cell office:value-type="float" office:value="10601" calcext:value-type="float">
            <text:p>10601</text:p>
          </table:table-cell>
          <table:table-cell office:value-type="float" office:value="0.999840197308563" calcext:value-type="float">
            <text:p>0.999840197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0*LOG([.I10];10)" office:value-type="float" office:value="-0.00000110701755543682" calcext:value-type="float">
            <text:p>-0.000001107</text:p>
          </table:table-cell>
          <table:table-cell table:number-columns-repeated="5"/>
          <table:table-cell office:value-type="float" office:value="10602" calcext:value-type="float">
            <text:p>10602</text:p>
          </table:table-cell>
          <table:table-cell office:value-type="float" office:value="0.999999872549902" calcext:value-type="float">
            <text:p>0.999999872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*LOG([.I11];10)" office:value-type="float" office:value="-0.00000245915822097029" calcext:value-type="float">
            <text:p>-2.45915822097029E-06</text:p>
          </table:table-cell>
          <table:table-cell table:number-columns-repeated="5"/>
          <table:table-cell office:value-type="float" office:value="10603" calcext:value-type="float">
            <text:p>10603</text:p>
          </table:table-cell>
          <table:table-cell office:value-type="float" office:value="0.999999716878987" calcext:value-type="float">
            <text:p>0.9999997169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0*LOG([.I12];10)" office:value-type="float" office:value="-0.00125857646743718" calcext:value-type="float">
            <text:p>-0.0012585765</text:p>
          </table:table-cell>
          <table:table-cell table:number-columns-repeated="5"/>
          <table:table-cell office:value-type="float" office:value="10604" calcext:value-type="float">
            <text:p>10604</text:p>
          </table:table-cell>
          <table:table-cell office:value-type="float" office:value="0.999855111526733" calcext:value-type="float">
            <text:p>0.999855111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*LOG([.I13];10)" office:value-type="float" office:value="-0.0255740551558537" calcext:value-type="float">
            <text:p>-0.0255740552</text:p>
          </table:table-cell>
          <table:table-cell table:number-columns-repeated="5"/>
          <table:table-cell office:value-type="float" office:value="10605" calcext:value-type="float">
            <text:p>10605</text:p>
          </table:table-cell>
          <table:table-cell office:value-type="float" office:value="0.997060008356346" calcext:value-type="float">
            <text:p>0.997060008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0*LOG([.I14];10)" office:value-type="float" office:value="-0.198811983230601" calcext:value-type="float">
            <text:p>-0.1988119832</text:p>
          </table:table-cell>
          <table:table-cell table:number-columns-repeated="5"/>
          <table:table-cell office:value-type="float" office:value="10606" calcext:value-type="float">
            <text:p>10606</text:p>
          </table:table-cell>
          <table:table-cell office:value-type="float" office:value="0.977370892192101" calcext:value-type="float">
            <text:p>0.977370892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*LOG([.I15];10)" office:value-type="float" office:value="-0.940849277547492" calcext:value-type="float">
            <text:p>-0.9408492775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0.89734105117248" calcext:value-type="float">
            <text:p>0.8973410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0*LOG([.I16];10)" office:value-type="float" office:value="-3.01029995663979" calcext:value-type="float">
            <text:p>-3.0102999566</text:p>
          </table:table-cell>
          <table:table-cell table:number-columns-repeated="5"/>
          <table:table-cell office:value-type="float" office:value="8000" calcext:value-type="float">
            <text:p>8000</text:p>
          </table:table-cell>
          <table:table-cell office:value-type="float" office:value="0.707106781186549" calcext:value-type="float">
            <text:p>0.7071067812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*LOG([.I17];10)" office:value-type="float" office:value="-6.71586915667113" calcext:value-type="float">
            <text:p>-6.7158691567</text:p>
          </table:table-cell>
          <table:table-cell table:number-columns-repeated="5"/>
          <table:table-cell office:value-type="float" office:value="6000" calcext:value-type="float">
            <text:p>6000</text:p>
          </table:table-cell>
          <table:table-cell office:value-type="float" office:value="0.461537020571946" calcext:value-type="float">
            <text:p>0.461537020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0*LOG([.I18];10)" office:value-type="float" office:value="-11.5005869550285" calcext:value-type="float">
            <text:p>-11.500586955</text:p>
          </table:table-cell>
          <table:table-cell table:number-columns-repeated="5"/>
          <table:table-cell office:value-type="float" office:value="3360" calcext:value-type="float">
            <text:p>3360</text:p>
          </table:table-cell>
          <table:table-cell office:value-type="float" office:value="0.266054526552876" calcext:value-type="float">
            <text:p>0.2660545266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*LOG([.I19];10)" office:value-type="float" office:value="-16.8767672084114" calcext:value-type="float">
            <text:p>-16.8767672084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office:value-type="float" office:value="0.143272104290128" calcext:value-type="float">
            <text:p>0.143272104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0*LOG([.I20];10)" office:value-type="float" office:value="-22.8006774260502" calcext:value-type="float">
            <text:p>-22.8006774261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office:value-type="float" office:value="0.0724379462390266" calcext:value-type="float">
            <text:p>0.072437946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*LOG([.I21];10)" office:value-type="float" office:value="-29.5500422776504" calcext:value-type="float">
            <text:p>-29.5500422777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office:value-type="float" office:value="0.0333041141262224" calcext:value-type="float">
            <text:p>0.033304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0*LOG([.I22];10)" office:value-type="float" office:value="-37.7484943246292" calcext:value-type="float">
            <text:p>-37.748494324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0.0129591132075425" calcext:value-type="float">
            <text:p>0.012959113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*LOG([.I23];10)" office:value-type="float" office:value="-48.8004344665909" calcext:value-type="float">
            <text:p>-48.800434466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0.00363059894127249" calcext:value-type="float">
            <text:p>0.00363059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0*LOG([.I24];10)" office:value-type="float" office:value="-67.1478923263019" calcext:value-type="float">
            <text:p>-67.1478923263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0.000439142412772426" calcext:value-type="float">
            <text:p>0.00043914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*LOG([.I25];10)" office:value-type="float" office:value="-77.2329273440123" calcext:value-type="float">
            <text:p>-77.232927344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style-name="ce1" office:value-type="float" office:value="0.000137516127128136" calcext:value-type="float">
            <text:p>1.38E-04</text:p>
          </table:table-cell>
          <table:table-cell office:value-type="float" office:value="0.68" calcext:value-type="float">
            <text:p>0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 style:data-style-name="N2" text:time-value="19:17:46.8059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38:59.966447599</meta:creation-date>
    <dc:date>2019-03-04T21:49:15.450577919</dc:date>
    <meta:editing-duration>PT1H23M</meta:editing-duration>
    <meta:editing-cycles>6</meta:editing-cycles>
    <meta:generator>LibreOffice/5.1.6.2$Linux_X86_64 LibreOffice_project/10m0$Build-2</meta:generator>
    <meta:document-statistic meta:table-count="1" meta:cell-count="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1cm" svg:height="13.282cm" xlink:href=".." xlink:type="simple" chart:class="chart:line" chart:style-name="ch1">
        <chart:title svg:x="8.345cm" svg:y="0.401cm" chart:style-name="ch2">
          <text:p>Magnitude Response</text:p>
        </chart:title>
        <chart:legend chart:legend-position="end" svg:x="17.761cm" svg:y="6.093cm" style:legend-expansion="high" chart:style-name="ch3"/>
        <chart:plot-area chart:style-name="ch4" table:cell-range-address="Sheet1.B1:Sheet1.C25" chart:data-source-has-labels="row" svg:x="1.431cm" svg:y="1.445cm" svg:width="15.91cm" svg:height="10.591cm">
          <chartooo:coordinate-region svg:x="2.158cm" svg:y="1.644cm" svg:width="14.996cm" svg:height="10.193cm"/>
          <chart:axis chart:dimension="x" chart:name="primary-x" chart:style-name="ch5">
            <chart:title svg:x="8.628cm" svg:y="12.301cm" chart:style-name="ch6">
              <text:p>freq (kHz)</text:p>
            </chart:title>
          </chart:axis>
          <chart:axis chart:dimension="y" chart:name="primary-y" chart:style-name="ch5">
            <chart:title svg:x="0.451cm" svg:y="6.996cm" chart:style-name="ch7">
              <text:p>dB</text:p>
            </chart:title>
            <chart:grid chart:style-name="ch8" chart:class="major"/>
          </chart:axis>
          <chart:series chart:style-name="ch9" chart:values-cell-range-address="Sheet1.B2:Sheet1.B25" chart:label-cell-address="Sheet1.B1:Sheet1.B1" chart:class="chart:line">
            <chart:data-point chart:repeated="24"/>
          </chart:series>
          <chart:series chart:style-name="ch10" chart:values-cell-range-address="Sheet1.C2:Sheet1.C25" chart:label-cell-address="Sheet1.C1:Sheet1.C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 dB</text:p>
                <draw:g>
                  <svg:desc>Sheet1.B1:Sheet1.B1</svg:desc>
                </draw:g>
              </table:table-cell>
              <table:table-cell office:value-type="string">
                <text:p>C d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9.3369115330475">
                <text:p>-49.3369115330475</text:p>
                <draw:g>
                  <svg:desc>Sheet1.B2:Sheet1.B25</svg:desc>
                </draw:g>
              </table:table-cell>
              <table:table-cell office:value-type="float" office:value="NaN">
                <text:p>NaN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.4835221115882">
                <text:p>-30.483522111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5780755990612">
                <text:p>-18.5780755990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42318005234067">
                <text:p>-9.4231800523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01029995663978">
                <text:p>-3.0102999566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90793184302333">
                <text:p>-0.490793184302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31819157242101">
                <text:p>-0.043181915724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38813945885173">
                <text:p>-0.00138813945885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110701755543682">
                <text:p>-0.0000011070175554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245915822097029">
                <text:p>-0.00000245915822097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125857646743718">
                <text:p>-0.00125857646743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55740551558537">
                <text:p>-0.025574055155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98811983230601">
                <text:p>-0.19881198323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40849277547492">
                <text:p>-0.940849277547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01029995663979">
                <text:p>-3.0102999566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71586915667113">
                <text:p>-6.7158691566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5005869550285">
                <text:p>-11.500586955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.8767672084114">
                <text:p>-16.8767672084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.8006774260502">
                <text:p>-22.8006774260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9.5500422776504">
                <text:p>-29.550042277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7.7484943246292">
                <text:p>-37.7484943246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.8004344665909">
                <text:p>-48.8004344665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7.1478923263019">
                <text:p>-67.147892326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.2329273440123">
                <text:p>-77.23292734401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